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1.59cm" draw:visible-area-height="1.269cm" draw:ole-draw-aspect="1"/>
    </style:style>
    <style:style style:name="gr2" style:family="graphic" style:parent-style-name="standard">
      <style:graphic-properties draw:visible-area-left="0cm" draw:visible-area-top="0cm" draw:visible-area-width="9.05cm" draw:visible-area-height="1.878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5.028cm" svg:height="1.645cm" svg:x="1.972cm" svg:y="1.855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5.5cm" svg:height="3.402cm" svg:x="2cm" svg:y="4.098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0:42:02.25</dc:date>
    <meta:editing-duration>PT42S</meta:editing-duration>
    <meta:editing-cycles>1</meta:editing-cycles>
    <meta:document-statistic meta:object-count="2"/>
    <meta:generator>OpenOffice.org/3.3$Win32 OpenOffice.org_project/330m20$Build-9567</meta:generator>
  </office:meta>
</office:document-meta>
</file>